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end" style:justify-single-word="false" fo:text-indent="0.053cm" style:auto-text-indent="false"/>
    </style:style>
    <style:style style:name="P2" style:family="paragraph" style:parent-style-name="Standard">
      <style:paragraph-properties fo:margin-left="0cm" fo:margin-right="0cm" fo:text-align="end" style:justify-single-word="false" fo:text-indent="0.053cm" style:auto-text-indent="false"/>
      <style:text-properties fo:font-size="10pt" style:font-size-asian="10pt" style:font-size-complex="10pt"/>
    </style:style>
    <style:style style:name="P3" style:family="paragraph" style:parent-style-name="Standard">
      <style:paragraph-properties fo:margin-left="0cm" fo:margin-right="0cm" fo:text-align="justify" style:justify-single-word="false" fo:text-indent="0.714cm" style:auto-text-indent="false">
        <style:tab-stops/>
      </style:paragraph-properties>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0.714cm" style:auto-text-indent="false">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0.714cm" style:auto-text-indent="false">
        <style:tab-stops/>
      </style:paragraph-properties>
      <style:text-properties fo:font-size="14pt" fo:font-weight="normal" style:font-size-asian="14pt" style:font-weight-asian="normal" style:font-size-complex="14pt" style:font-weight-complex="normal"/>
    </style:style>
    <style:style style:name="T1" style:family="text">
      <style:text-properties fo:font-style="italic" style:text-underline-style="none" style:font-style-asian="italic" style:font-style-complex="italic"/>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Жизнь моя... иль ты приснилась мне?</text:span>»</text:p>
      <text:p text:style-name="P2">С. Есенин</text:p>
      <text:p text:style-name="P2"/>
      <text:p text:style-name="P2"/>
      <text:p text:style-name="P3">В день юбилея попросили меня дети поделиться воспоминаниями о своей жизни. </text:p>
      <text:p text:style-name="P3">Начну с раннего детства. Мне 6 лет. Живем мы в селе Любавичи, недалеко от города Рудня, что под Смоленском. Мама работает ветврачом. Квартира наша прямо в здании ветлечебницы, которое представляет собой большое кирпичное строение со стационаром для животных, большим манежем, где находились на лечении животные. Мама лечит лошадей, хрюшек, всякую разную живность.</text:p>
      <text:p text:style-name="P3">Вот тетенька принесла курочку, она никак не может снестись - яйцо застряло и не хочечт выходить. Мама что-то там сделала и отдала хозяйке здоровенное яйцо, а курчка повеселела, но еще целый день находилась под наблюдением.</text:p>
      <text:p text:style-name="P3">Я тогда очень гордилась своей мамой.</text:p>
      <text:p text:style-name="P3">С нами жила моя бабушка. Очень живая, бодрая старушка. Только глаза у нее всегда были восполенные, так как она часто плакала. У нее когда-то было 5 детей. Из всех осталась одна мама, ее последний ребенок. Мамин старший брат добровольцем ушел на Граждануску войну, потихоньку от родителей. Когда он прислал первую весточку, сообщив в ней, что едет домой, все его очень ждали. Но в соседнем лесу его встретили белогвардейцы и застрелили. Бабушка всю свою жизнь ждала его и часто плакала.</text:p>
      <text:p text:style-name="P3">Мама целыми днями была на работе, а часто, особенно весной, когда начинался отел в колхозах, ее вызывали и ночью. Жили мы без отца с сестрой, которая младше меня. А отца в 1937 году расстреляли, забрав ночью без всяких объяснений.</text:p>
      <text:p text:style-name="P3">Лето 1941 года. Мы с бабушкой в большом медном тазу варим на костре варенье. Вдруг послышался тяжелый, густой гул. Подбигает соседка, кричит: «Тушите костер. Рудню бомбят. Летят на Смоленск!». Так для меня началась война.</text:p>
      <text:p text:style-name="P3">Мы залили огонь, побежали в ближайший овраг, там просидели до темноты, а когда вышли, то увидели огромное зарево. Это горел Смоленск. А он от нас был 60км.</text:p>
      <text:p text:style-name="P3">Утром мы начали собираться в дорогу, так как маме пришел приказ сопровождать племенной скот в тыл - Узбекистан. Бабушка отказалась с нами ехать: «Я уже пожила, со своей земли никуда не поеду». Ее мы долго упрашивали, но не смогли уговорить.</text:p>
      <text:p text:style-name="P3">Был в ветлечебнице красивый, статный жеребец, темно-коричневой масти, мамин любимчик, звали его Орлик. Она на нем по колхозам ездила на вызовы. Запрягли мы его в телегу, сложили необходимые вещички, попрощались с бабушкой и поехали.</text:p>
      <text:p text:style-name="P3">Около Рудни нас встретили. Из сараев выгнали большое стадо коров. На телеги погрузили бидоны, всякие вещи и поехали мы в сторону города Вязьмы, где скот должны были погрузить в вагоны. Смоленск уже был занят <text:soft-page-break/>фашистами. </text:p>
      <text:p text:style-name="P3">Проселочными дорогами, часто останавливаясь, чтобы подкормить стадо, добрались до какого-то большого села, стадо гнали по его окраине. Вдруг кто-то закричал: «Ложись! Самолеты!».</text:p>
      <text:p text:style-name="P3">Мама прижала нас с сестрой к телеге, мы от страха заорали во все горло, так как от гула, густого, тянущего, лошадь понесла. Телегу мотало во все стороны, мама никак не могла ее остановить. А над нами низко-низко летели самолеты с огромными черными крестами. Лошади несли, люди кричали, некоторые телеги перевернулись. Из-за того, что самолетов было очень много, мы не слышали, как по стаду и по людям стерляют.</text:p>
      <text:p text:style-name="P3">Только, когда наш Орлик пришел в себя и маме удалось его остановить мы увидели, что вся дорога усеяна трупами животных и людей. Один дяденька лежал, а вместо ног у него было кровавое месево, он был в сознании и просил: «Добейте меня, люди, прошу вас.». Но все стояли молча и плакали. Собрав раненых, оставшихся животных, мы продолжали путь.</text:p>
      <text:p text:style-name="P3">Коров необходимы было доить, лечить. Доили прямо на землю. Всех убитых животных пересчитали, составили акты, так как в приказе говорилось о личной ответственности за каждое животное.</text:p>
      <text:p text:style-name="P3">Остановились мы как-то на ночлег в небольшом лесочке. Неожиданно появился военный и приказал немедленно уезжать подальше отсюда. Все снова продолжили путь, подошли к реке, на берегу которой и заночевали.</text:p>
      <text:p text:style-name="P3">А утром, проезжая мимо знакомого леска, мы увидели вместо него огромное пепелище, ямы от снарядов и бомб. Там был бой. Все с благодарностью вспомнили того военного, что предупредил нас, а то остались бы от нас одни угольки.</text:p>
      <text:p text:style-name="P3">Дальняя дорога был до Вязьмы, но надо было спешить, пока не заняли эту станцию немцы.</text:p>
      <text:p text:style-name="P3">Однажды ночью стадо ушло вперед под присмотром постухов, а мы потихоньку ехали сзади. Неожиданно из темноты возникло две человеческие фигуры. Они двигались бесшумно за нашей телегой. Мы с сестрой с любопытством подняли головы и тихо рассматривали их. На груди у них блестело оружие. Вот один быстро подошел к Орлику, остановил его и направил на нас автомат. Но потом, видно, увидев, что кроме женщин и детей на телеге никого нет, стал переговариваться на непонятном нам языке с другим. Тот сказал: «Цвай киндер»... Повторил эти слова несколько раз, и они растворились в темноте. Потом мама нам объяснила, что это, вероятно, немецкий десант. Один из них хотел нас расстрелять, а другой уговорил его не убивать нас.</text:p>
      <text:p text:style-name="P3">Там мы остались во второй раз живи.</text:p>
      <text:p text:style-name="P3">Когда мы уже подъезжали к Вязьме, по дороге шло много наших солдат. Вот один из них подошел вдруг к нашей телеге и высыпал нам с сестрой из своего вещмешка целый ворох сухарей. Сухари были пересыпаны мукой. Они нас и спасали всю следующую дорогу до самого Андижана.</text:p>
      <text:p text:style-name="P3">Там мама по документам сдала коров, а нас поселили в большом доме на окраине, где была тоже ветлечебница.</text:p>
      <text:p text:style-name="P3"><text:soft-page-break/>Мы с сестрой быстро подружились с местными ребятами. Они часто приглашали нас в гости. Нам очень понравилось сидеть за «сандалом» - так называли они низкий столик, поставленный посреди комнаты на очаг с горячими углями. Стол накрывали теплым верблюжьим покрывалом, все садились на ковры вокруг него, а ноги ставили под покрывало, упираясь спиной в разложенные сзади подушки. Было тепло и уютно. Нас угощали чаем и огромными белыми лепешками. Они были очень вкусными.</text:p>
      <text:p text:style-name="P3">Один раз маме привезли клеймить целого дикого кабана. Охотники где-то подстрелили его, а так как узбеки свинину не едят, они продавали ее на базаре русским. Мама проверила мясо, поставила где нужно клеймо, а они в благодарность отрезали нам большущий кусок.</text:p>
      <text:p text:style-name="P3">Все узбеки были очень благодарные и гостеприимные люди. Жили мы там почти 2 года. После освобождения Смоленской области от немцев пришел приказ всем специалистам вернуться к прежнему месту работы. Провожать нас пришло много людей, на дорогу собрали целый мешок продуктов. Очень не хотели они нас отпускать. Только на вокзале, когда мама ушла узнавать про поезд, жулики украли все продукты прямо у меня из-под головы, а у сестры сняли с ног ботинки. Так мы крепко спали.</text:p>
      <text:p text:style-name="P3">Вокзал представлял тогда огромное скопление народа, в зале ожидания не было свободного места даже а полу. Люди сидели, лежали на своих узлах, поездов было мало. Приходилось в ождиании их днями жить на вокзале.</text:p>
      <text:p text:style-name="P3">У нас была корзина с вещами, туда мама положила и все документы. Эту корзину жулики тоже украли. Вернувшись, мама подняла крик: «Украли! Укали! Помогите!». «Чего орешь?!» - шепотом проговорил ей в ухо мужчина в штатском: «Вот твои вещи в ларьке. Не ори только.». Мы побежали к пустующему ларьку, там стояла наша корзина. Документы оказались на месте. </text:p>
      <text:p text:style-name="P3">Видно тот дяненька в штатском был переодетым милиционером.</text:p>
      <text:p text:style-name="P3">Наконец мы в поезде. Вагоны были товарные, <text:s/>с печками из железных бочек. На них мы варили из оставшейся крупы кашу. Но крупы было очень мало, и каши получалось по пол кружки на весь день. Мама съедала одну ложечку и говорила что наелась. А мы с сестрой по очереди усердно скребли донышко. Все время хотелось кушать. А мама смотрела на нас и старалась чем-то отвлечь. У нас было несколько кусков мыла, и на очередной остановке удалось сменять их на кружку риса. Так мы доехали до станции Лопуховка Саратовской области, где и прожили всю зиму, так как железная дорога до Рудни разрушена бомбами. Там я и пошла в первый класс, но проходила только пол зимы, так как обморозила ноги: было очень холодно, а из обуви у меня - только литые колоши из колесных покрышек и кирзовые сапоги. Так что по приезде в город Рудню я снова пошла в первый класс.</text:p>
      <text:p text:style-name="P3">От ветлечебницы в Любавичах осталась одна яма и груда кирпеча, немцы сожгли ее. Бабушку мы нашли у чужих людей. Она очень ждала нас.</text:p>
      <text:p text:style-name="P3">В школе нам выдавали одежду которую присылали из Америки. Мне досталось зеленое пальто очень красивое, с узкими кармашками на груди. Но оно не спасало от холодно, так как было очень тонкое на шелковой подкладке. На базаре (толкучке) мне купили шубку. Она, видно, из тех вещей что люди <text:soft-page-break/>закапывали от немцев в землю и поэтому она быстро начала расползаться. Я ее вывернула наизнанку, да так и ходила - мехом внутрь. <text:s/>Зато тепло. </text:p>
      <text:p text:style-name="P3">Все продукты выдавали по карточкам. И вот однажды, придя за хлебом в магазин, я не нашла их в кармане. Или вытащил, кто или потеряла - на весь месяц. Карточки были на всю семью. Спасло то, что маму как специалиста прикрепили к столовой партактива, куда она и водила нас с сестрой обедать. Там давали картофельное пюре, суп и кашу из тыквы. А также бабушкина картошка, которая она припасла в избытке.</text:p>
      <text:p text:style-name="P3">Здание ветлечебницы в Рудни чудом уцелело. Оно было на краю города. Там мама стала работать и <text:s/>нам дали комнату. <text:s/>Окна были заложены кирпичом, <text:s/>но оставалось небольшое пространство вверху для света. Здание было большое. Внем расположились почти все учреждения города. Недалеко был глубокий овраг, откуда по ночам слышался волчий вой и ворчание. Часто ночью мы залезали на окно и наблюдали за огоньками от волчьих глаз. Их очень много. Они там кормились человеческими останками.</text:p>
      <text:p text:style-name="P3">Бабушка нам рассказала, что в этом овраге немцы расстреливали людей каждый день целыми сотнями. Они выгоняли всех жителей города на улицу и заставляли проходить через шеренгу солдат, которая делила их на две группы. В одну сторону евреев и тех, кто был похож на них по внешнему виду, <text:s/>а в другую остальных. Бабушку тоже сначала толкнули в группу евреев, но в толпе кто то закричал: <text:s/>«Она русская! Русская!». Ее швырнули в другую сторону. А евреев сажали в машины и везли в тот овраг на краю города, где расстреливали, затем присыпали землей. Вывозили несколько дней подряд. Многие падали раненые, некоторые еще живые, среди них были и дети, и старики.</text:p>
      <text:p text:style-name="P3">Известный в городе пожилой врач - Янкель. Ходил с палочкой. Так потом это его палочка так и лежала на дне оврага. Мы, ребятишки, днем ходили туда и видели женские волосы, детские туфельки.</text:p>
      <text:p text:style-name="P3">По рассказу бабушки земля в овраге несколько дней шевелилась как живая, слышались глухие стоны людей. Немцы никого туда не подпускали. Стояли там с автоматами. Расстреливали не только евреев но и всех специалистов, учителей, врачей, инженеров, всех партийных работников, кто оставался в городе.</text:p>
      <text:p text:style-name="P3">День победы запомнился мне тем, что был в городе на площади митинг люди обнимались, плакали. На площади стоял большой грузовик. В кузов запрыгнул военный и в рупор объявил чтобы все дети подошли и получили подарки. Нам с сестрой дали два больших пакета с пряниками. Вот было радости! Вкуснее этих пряников я в жизни никогда не ела.</text:p>
      <text:p text:style-name="P3">В 1946 году маму перевели работать преподавателем во вновь организованную в области <text:s/>школу младших фельдшеров. Так мы оказались в поселке Бывалеце Тумановского района, что недалеко от г. Вязьмы.</text:p>
      <text:p text:style-name="P3">Почему то самым трудным и голодным был 1947 год. Ходили весной по полям и искали промерзшую прошлогоднюю картошку, затем сушили ее, толкли в ступке, добавляя листья лебеды и липовые семена, и пекли лепешки.</text:p>
      <text:p text:style-name="P3">Хотя хлеб выдавали по карточкам, но на всех не хватало. Поэтому очередь за хлебом занимали с вечера. С вечера до 24 часов дежурили дети, а потом <text:soft-page-break/>сменяли их взрослые. </text:p>
      <text:p text:style-name="P3">Запомнилась история с корочкой хлеба. В селе жила одна многодетная семья. У них было 7 детей. Мать болела. Работал один пожилой отец. Фамилия их была Мищенко. Хлеб выдавали через окошечка, которое выходило под навес дома. Там к моменту привоза собиралась огромная толпа. Хлеб взвешивали на весах и подавали в окошечко. </text:p>
      <text:p text:style-name="P3">Вот очередь подошла и дядя Мищенко получил целую буханку душистого ржаного хлеба и небольшой довесок к ней, грамм 150. Она бережно прижимал буханку к себе и старался выбраться из очереди, но кто-то толкнул его и довесок у пал под ноги людям. Дядя громко закричал и стал расталкивать людей, ищя довесок, но все лезли к окошку и его не слушали. Тогда он поднял буханку вверх и стал громко просить людей: «Да расступитесь вы! Я хлеб потерял!». Все притихли и стали молча отступать от окошка. На полу лежал упавший довесок. Это была горбушка от буханки. Ее изрядно затоптали и превратили в плоскую лепешку. Мищенко бережно поднял его, завернул в платочек, по благодарил всех: «Спасибо вам люди».</text:p>
      <text:p text:style-name="P3">Нас выручило то, что мы завели козу Томку. Это было очень красивое черное с большими красивыми рогами животное. <text:s/>Она была совсем ручная и везде ходила за нами, даже в школу. Однажды сидим на уроке, усердно решаем задачи, а в окне вдруг показался козлиная морда и внимательным взглядом стала отыскивать свою хозяйку. Все засмеялись, а с ужасом ожидала наказания. Но учительница Антонина Степановна дала мне веревочку и велела выйти и привязать козу где нибудь возле школы, чтобы она не мешала. После уроков мы с Томкой благополучно вернулись домой. Томкино молоко и спасло нашу семью в тот голодный год.</text:p>
      <text:p text:style-name="P3">Летом мы с девчонками устроились на работу на торф-разработки. (13 лет) На предприятие по добыче торфа. Машина разливала торфяную массу по полю, плотным покрывалом, потом как немного просохнет, другая машина разрезала это покрывало на кирпичики. А когда они еще больше просохнут. Их нужно было перевернуть и сложить пирамидкой. Вот эту работы и делали мы - дети. Затем эти пирамидки взрослые свозили эти пирамидки складывали в большие высокие штабеля откуда грузили в вагоны и отправляли на электростанции. Первое время было очень трудно так как стояла жара, работали все время нагнувшись и у некоторых из носа текла кровь, болели руки так как образовались заусеницы. Кроме денег давали карточки на продукты и некоторые вещи. В обеденный перерыв пришла мама и принесла мне полученные по карточке продукты там было сливочное масло, хлеб, немного крупы, сахар. Мама намазала краюшку хлеба и все масло кончилось. Еще там были белые чулки. Их подвернули и преобразовали в белые носки. В которых я <text:s/>с гордым видом щеголяла по вечерам и ходила на танцы в другую деревню. Получила я всего две зарплаты затем родители забрали нас с той работы так как у всех сильно заболели руки. Да и ходить было далеко, через лес, который мы старались по быстрее проскочить так как часто там одиноких людей подкарауливали и отбирали деньги, одежду. Все школьники после уроков часто работали в колхозе. Мы собирали колоски, потери, по скошенным полям, <text:soft-page-break/>собирали по полям семена клевера, молотили деревянными вальками снопы льна, чтобы добыть семена.</text:p>
      <text:p text:style-name="P3"/>
      <text:p text:style-name="P4">Как я преодолела страх</text:p>
      <text:p text:style-name="P4"/>
      <text:p text:style-name="P5">Однажды после уроков нас повезли на колхозное поле, чтобы <text:s/>собрать в копешки скошенный горох. Все очень обрадовались нам разрешили <text:s/>есть горох только не брать с собой.</text:p>
      <text:p text:style-name="P5">Стоял погожий осенний денек, но утром было прохладно, и идя в школу, я одела недавно купленный новенький плащ. Он был черный, блестящий, очень модный в то время. <text:s/>Это была очень дорогая покупка и мама велела его беречь. А когда работали на поле, я сняла его и положила, как мне казалось, в очень приметную кучку гороха. Работали весело, соревнуясь кто больше копешек соберет. Когда уже начало темнеть. За нами приехала машина, и все побежали занимать места. Про свой драгоценный плащ я совсем забыла. Дома был первый вопрос: «Где плащ?». Я с ужасом только тогда вспомнила про него. После «небольшого внушения» мне категорически было приказано отправляться на место работы и без плаща не возвращаться. Это было километров 7 от поселка. Но главное что нужно было идти через лес, а наступала ночь.</text:p>
      <text:p text:style-name="P5">Что делать? Со слезами на глазах поплелась я по дороге. Сначала думала пусть загрызут меня волки и тогда мама пожалеет, что отправила меня в ночь.</text:p>
      <text:p text:style-name="P5">Как-то незаметно дошла до леса и остановилась на краю. Лес стоял глухой мрачной стеной. Ветра не было. Тянуло сыростью. Я долго прислушивалась, не решаясь идти дальше. Что там виднеется среди деревьев? Причудливые ветви казались мне то человеком,который крадется, а стоявшая недалеко коряга - свирепым зверем. Но я себя успокаивала тем, что люди ночью по лесу не ходят. Осторожно оглядываясь по сторонам и всматриваясь в темноту решительно пошла дальше по влажной, укрытой влажной листвой дороге. Кругом было тихо и спокойно. Тишина была такая что звенело в ушах, только слышно как шуршали листья под ногами. </text:p>
      <text:p text:style-name="P5">Как-то незаметно я успокоилась, страх прошел. Никто за мной не гнался. Ярко светила луна. Я ускорила шаги перешла лесную просеку, лес стал редеть и, наконец, кончился дальше начиналось то самое гороховое поле. Луна светила так ярко, что было видно все наши маленькие гороховые копешечки. Я быстро подбежала к одной из них, пошарила в ней рукой, но плаща там не было. От отчаяния стала подбегать к одной, к другой - но плаща нигде не было. Все кучки гороха казались одинаковые. Забыв все свои страхи я долго еще бегала по полю проверяя каждую копешку наконец в одной из них рука нащупала твердый сверток это был мой плащ. Схватив его я побежала и с веселым настроением начала горланить все знакомые песни. Домой я добралась уже к утру. Мать повесила плащ на вешалку на самое видное место. С тех пор я уже никогда не боялась ходить в лес в любое время суток. А когда случалось какое-нибудь горе в моей жизни - уходила в тишину леса поплакать посидеть одной, доверяясь его таинству. Лес успокаивал как лучший друг и советчик.</text:p>
      <text:p text:style-name="P5"><text:soft-page-break/>Так я победила страх.</text:p>
      <text:p text:style-name="P5">Зимой для школы мы заготавливали дрова, так как в каждом классе было печное отопление. Угля не было. Поэтому топили дровами и торфом. На санях-розвальнях нас привозили на поляну где были за ранее спилены взрослыми березы. Старшеклассники обрубали сучья, пилили стволы двуручными пилами, а мы складывали чурбаки в поленницы. В конце работы поленницы измеряли, так как каждой группе нужно было заготовить 2 м<text:span text:style-name="T2">3</text:span> чурок. На заготовке дров ездили только те у кого были валенки, так как там был глубокий снег. Вернувшись из леса мы сушили обувь в классах возле печки. Только тогда нам разрешали уходить домой. Запомнилось как мы уютно устроившись у печки смотрели на горящее пламя и слушали свою учительницу, которая рассказывала нам интересные истории или читала в слух. Так мы помогали восстанавливать страну после войны.</text:p>
      <text:p text:style-name="P5">Интересно что ни разу не заболел гриппом и не простудился. Никогда никто не отлынивал от работы. </text:p>
      <text:p text:style-name="P5">В старших классах мы работали на току - грузили зерном машины, сушили и складывали в стога сено, собирали яблоки в саду, пололи свекольные грядки. В сельские дети умеют любую работу с раннего детства.</text:p>
      <text:p text:style-name="P5">Многодетная семья Мищенко очень бедствовала, несмотря на то что жили они дружно, сажали огород, старшие смотрели за малышами, делали все по хозяйству. Отец много работал но получал мало так как основной расчет был в конце года по количеству трудодней. Однажды их отец, от отчаяния наверное, решился на воровство. Он тогда работал на току на погрузке зерна. Вечером, собираясь домой он потихоньку насыпал зерно в свои резиновые большие сапоги. И усталой походкой отправился домой. Случайно в этом время по дороге ехал на бричке председатель, увидев его он остановил лошадь и предложил подвести. Мищенко неохотно согласился. Когда садился в бричку из одного сапога посыпалось зерно. Председатель это увидел. На следующий день за ним приехали на машине прямо на работу и забрали. Потом был суд. Ему 10 лет. Больше его никто не видел так как из тюрьмы он не вернулся. Там он и умер. Семью поднимали старшие дети. Две самые младшие девочки ходили по деревням и побиралис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Даниил Яицков</meta:initial-creator>
    <meta:creation-date>2010-02-11T15:49:30</meta:creation-date>
    <dc:date>2010-07-05T21:39:21</dc:date>
    <meta:editing-cycles>55</meta:editing-cycles>
    <meta:editing-duration>PT04H37M11S</meta:editing-duration>
    <dc:description>Воспоминания Яицковой Татьяны Васильевны.</dc:description>
    <dc:title>Воспоминания Яицковой Татьяны Васильевны.</dc:title>
    <meta:document-statistic meta:table-count="0" meta:image-count="0" meta:object-count="0" meta:page-count="7" meta:paragraph-count="57" meta:word-count="3113" meta:character-count="19375"/>
    <meta:user-defined meta:name="Поле 1"/>
    <meta:user-defined meta:name="Поле 2"/>
    <meta:user-defined meta:name="Поле 3"/>
    <meta:user-defined meta:name="Поле 4"/>
  </office:meta>
</office:document-meta>
</file>